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T1" style:family="text">
      <style:text-properties fo:language="en" fo:country="US" officeooo:rsid="001669db"/>
    </style:style>
    <style:style style:name="T2" style:family="text">
      <style:text-properties officeooo:rsid="00166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1"/>
      <text:p text:style-name="P6">Syntax of directives and keywords in nom:</text:p>
      <text:p text:style-name="P1">Keyword:</text:p>
      <text:p text:style-name="P1">nil<text:tab/>crc<text:tab/>crc<text:tab/>prg<text:tab/>pr<text:span text:style-name="T1">c<text:tab/></text:span>com<text:tab/>put<text:tab/>add<text:tab/>sub<text:span text:style-name="T1">t<text:tab/></text:span>mul<text:span text:style-name="T1">t<text:tab/></text:span>div<text:tab/>cmp</text:p>
      <text:p text:style-name="P1"/>
      <text:p text:style-name="P1">nil – word-zero is used to improve code clarity in situations where something is missing. </text:p>
      <text:p text:style-name="P2"><text:span text:style-name="T2">c</text:span>rg – has an action similar to the CRG command.</text:p>
      <text:p text:style-name="P2"><text:span text:style-name="T2">c</text:span>rc – has an action similar to the CRC command. </text:p>
      <text:p text:style-name="P2"><text:span text:style-name="T2">p</text:span>rg – has an action similar to the PRG command.</text:p>
      <text:p text:style-name="P2"><text:span text:style-name="T2">p</text:span>rc <text:span text:style-name="T2">–</text:span> has an action similar to the PRC command.</text:p>
      <text:p text:style-name="P2"><text:span text:style-name="T2">c</text:span>om – has an action similar to the COM command.</text:p>
      <text:p text:style-name="P2">put – has an action similar to the PUT command.</text:p>
      <text:p text:style-name="P2"><text:span text:style-name="T2">a</text:span>dd – has an action similar to the ACCAD command.</text:p>
      <text:p text:style-name="P2"><text:span text:style-name="T2">s</text:span>ubt – has an action similar to the ACCSUBT command.</text:p>
      <text:p text:style-name="P2"><text:span text:style-name="T2">m</text:span>ult <text:span text:style-name="T2">–</text:span> has an action similar to ACCMULT.</text:p>
      <text:p text:style-name="P2"><text:span text:style-name="T2">d</text:span>iv – has an action similar to ACCDIV.</text:p>
      <text:p text:style-name="P2">cmp – has an action similar to the CMP command.</text:p>
      <text:p text:style-name="P1">input – has an action similar to the INPUT command.</text:p>
      <text:p text:style-name="P1"/>
      <text:p text:style-name="P1">Directives:</text:p>
      <text:p text:style-name="P1"><text:soft-page-break/>.jump <text:s text:c="3"/>.point <text:s text:c="3"/>.deb <text:s text:c="3"/>.main <text:s text:c="3"/>.restart <text:s text:c="3"/>.quit <text:s text:c="3"/>.clear <text:s text:c="3"/>.goback <text:s text:c="3"/>.end</text:p>
      <text:p text:style-name="P1"/>
      <text:p text:style-name="P1">.jump - has an action similar to the gjp command.</text:p>
      <text:p text:style-name="P1">.point-has an action similar to JPT command.</text:p>
      <text:p text:style-name="P1">.deb-has an action similar to DEB command.</text:p>
      <text:p text:style-name="P1">.main-has an action similar to the MAIN command. Indicates the start point of the program.</text:p>
      <text:p text:style-name="P1">.restart – has an action similar to the RESTART command.</text:p>
      <text:p text:style-name="P1">.quit-has an action similar to the QUIT command.</text:p>
      <text:p text:style-name="P1">.clear – has an action similar to the CLEAR command.</text:p>
      <text:p text:style-name="P1">.goback – has an action similar to the GOBACK command.</text:p>
      <text:p text:style-name="P1">.end-has an action similar to the END command.</text:p>
      <text:p text:style-name="P1"/>
      <text:p text:style-name="P1">Bunting:</text:p>
      <text:p text:style-name="P1">_stdi _stda _stdc _cwr _vwr _all _acc _cacc</text:p>
      <text:p text:style-name="P1">_stdi-indicates that the data is a number from the register.</text:p>
      <text:p text:style-name="P1">_stda-indicates that the data is an address from the register.</text:p>
      <text:p text:style-name="P1">_stdc-indicates that the data is a character from the case.</text:p>
      <text:p text:style-name="P1">_cwr-indicates that the data is a non-case-related character.</text:p>
      <text:p text:style-name="P1">_vwr-indicates that the data is a non-case-related number.</text:p>
      <text:p text:style-name="P1">_all-special flag applied to .clear.</text:p>
      <text:p text:style-name="P1">_acc-flag indicating that the data is a number from the battery.</text:p>
      <text:p text:style-name="P1">Sass – flag indicating that the data is a symbol of the battery.</text:p>
      <text:p text:style-name="P1"/>
      <text:p text:style-name="P1">Program syntax:</text:p>
      <text:p text:style-name="P1"/>
      <text:p text:style-name="P1">.main - start of the program</text:p>
      <text:p text:style-name="P1">[main program code]</text:p>
      <text:p text:style-name="P1">.end-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 Hi, how are you?"framed ( * ), which means it is a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3-27T09:32:40.124000000</dc:date>
    <meta:editing-duration>PT9M46S</meta:editing-duration>
    <meta:editing-cycles>1</meta:editing-cycles>
    <meta:document-statistic meta:table-count="0" meta:image-count="0" meta:object-count="0" meta:page-count="2" meta:paragraph-count="56" meta:word-count="713" meta:character-count="4122" meta:non-whitespace-character-count="3422"/>
    <meta:generator>LibreOffice/6.1.4.2$Windows_x86 LibreOffice_project/9d0f32d1f0b509096fd65e0d4bec26ddd1938fd3</meta:generator>
  </office:meta>
</office:document-meta>
</file>